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e Wellfleats Bargain (C 107/104)</text:span></text:p>
      <text:p text:style-name="Standard"/>
      <text:p text:style-name="Standard">1</text:p>
      <text:p text:style-name="Standard">As frisky Sue Wellfleet was sat in her stall</text:p>
      <text:p text:style-name="Standard">Surrounded by fish and y devil and all</text:p>
      <text:p text:style-name="Standard">A Monsieur Jean Foutre in th’in’trim came by</text:p>
      <text:p text:style-name="Standard">At fish and at flesh both he cast a sheeps eye</text:p>
      <text:p text:style-name="Standard">Derry down- [down down derry down]</text:p>
      <text:p text:style-name="Standard"/>
      <text:p text:style-name="Standard">2</text:p>
      <text:p text:style-name="Standard">He stopd at y stall – “my sweet pretty dear”</text:p>
      <text:p text:style-name="Standard">“Pray vat must I give for dis little fish ere?</text:p>
      <text:p text:style-name="Standard">That Lobster cryd Susan! I’ll make but one Word</text:p>
      <text:p text:style-name="Standard">For less than one shilling I cannot afford</text:p>
      <text:p text:style-name="Standard">Derry down- [down down derry down]</text:p>
      <text:p text:style-name="Standard"/>
      <text:p text:style-name="Standard">3</text:p>
      <text:p text:style-name="Standard">Une shelling! My deare parbleu! and for vat?</text:p>
      <text:p text:style-name="Standard">For vone half de monee I’ve better as dat</text:p>
      <text:p text:style-name="Standard">A ha! [Jame?] bleu! Begar it does stink!</text:p>
      <text:p text:style-name="Standard">Ere smell it yourself madame vat do you tink?</text:p>
      <text:p text:style-name="Standard">Derry down- [down down derry down]</text:p>
      <text:p text:style-name="Standard"/>
      <text:p text:style-name="Standard">4</text:p>
      <text:p text:style-name="Standard">Why I think your a lying French boug ring dog!</text:p>
      <text:p text:style-name="Standard">One half your damn’d country would jump at such [frog?]</text:p>
      <text:p text:style-name="Standard">With arms set a kimbo then at him she goes</text:p>
      <text:p text:style-name="Standard">And bob went y lobster full plump ‘gainst his Nose</text:p>
      <text:p text:style-name="Standard">Derry down- [down down derry down]</text:p>
      <text:p text:style-name="Standard"/>
      <text:p text:style-name="Standard">5</text:p>
      <text:p text:style-name="Standard">Bougress que vous etes! Sacre dieu! Vous dam biche!</text:p>
      <text:p text:style-name="Standard">[J’abuse?] Gentlemens dat do come buy your fishe!</text:p>
      <text:p text:style-name="Standard">But I navre will buy one Pig in von Poke,</text:p>
      <text:p text:style-name="Standard">My Nose for me it vas allways mine cocke</text:p>
      <text:p text:style-name="Standard">Derry down- [down down derry down]</text:p>
      <text:p text:style-name="Standard"/>
      <text:p text:style-name="Standard">6</text:p>
      <text:p text:style-name="Standard">With [Barly nob?] cock’d, Sue her fingers she snapt,</text:p>
      <text:p text:style-name="Standard">And pulling his nose, a fine curt’sy she dropt,</text:p>
      <text:p text:style-name="Standard">What business says she have cocks out of their place</text:p>
      <text:p text:style-name="Standard">Come nose in your kitchen, and shewd her [fat?] arse</text:p>
      <text:p text:style-name="Standard">Derry down- [down down derry down]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 fo:font-size="12pt" style:font-size-asian="12pt" style:language-asian="en" style:country-asian="US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ised User</meta:initial-creator>
    <dc:creator>Authorised User</dc:creator>
    <meta:editing-cycles>3</meta:editing-cycles>
    <meta:print-date>2012-02-10T14:51:00</meta:print-date>
    <meta:creation-date>2012-02-10T13:55:00</meta:creation-date>
    <dc:date>2012-02-10T15:17:00</dc:date>
    <meta:editing-duration>PT1M22S</meta:editing-duration>
    <meta:generator>OpenOffice.org/3.4$Win32 OpenOffice.org_project/340m1$Build-9590</meta:generator>
    <meta:document-statistic meta:table-count="0" meta:image-count="0" meta:object-count="0" meta:page-count="1" meta:paragraph-count="37" meta:word-count="269" meta:character-count="1342"/>
    <meta:user-defined meta:name="AppVersion">12.0000</meta:user-defined>
    <meta:user-defined meta:name="Company">The National Archiv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